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95478" officeooo:paragraph-rsid="00195478"/>
    </style:style>
    <style:style style:name="P5" style:family="paragraph" style:parent-style-name="Standard">
      <style:text-properties fo:language="es" fo:country="AR" officeooo:rsid="00195478" officeooo:paragraph-rsid="0019ed02"/>
    </style:style>
    <style:style style:name="P6" style:family="paragraph" style:parent-style-name="Standard">
      <style:text-properties fo:language="es" fo:country="AR" officeooo:rsid="00195478" officeooo:paragraph-rsid="001bb5e7"/>
    </style:style>
    <style:style style:name="P7" style:family="paragraph" style:parent-style-name="Standard">
      <style:text-properties fo:language="es" fo:country="AR" officeooo:rsid="001ab03d" officeooo:paragraph-rsid="001bb5e7"/>
    </style:style>
    <style:style style:name="P8" style:family="paragraph" style:parent-style-name="Standard">
      <style:text-properties fo:language="es" fo:country="AR" officeooo:rsid="001bb5e7" officeooo:paragraph-rsid="001bb5e7"/>
    </style:style>
    <style:style style:name="P9" style:family="paragraph" style:parent-style-name="Standard">
      <style:text-properties fo:language="es" fo:country="AR" officeooo:rsid="001da67e" officeooo:paragraph-rsid="001da67e"/>
    </style:style>
    <style:style style:name="P10" style:family="paragraph" style:parent-style-name="Standard">
      <style:text-properties fo:language="es" fo:country="AR" officeooo:rsid="001da67e" officeooo:paragraph-rsid="001e3509"/>
    </style:style>
    <style:style style:name="P11" style:family="paragraph" style:parent-style-name="Standard">
      <style:text-properties fo:language="es" fo:country="AR" style:text-underline-style="none" officeooo:rsid="001da67e" officeooo:paragraph-rsid="001da67e"/>
    </style:style>
    <style:style style:name="P12" style:family="paragraph" style:parent-style-name="Standard">
      <style:text-properties fo:language="es" fo:country="AR" style:text-underline-style="none" officeooo:rsid="001da67e" officeooo:paragraph-rsid="001e3509"/>
    </style:style>
    <style:style style:name="P13" style:family="paragraph" style:parent-style-name="Standard">
      <style:text-properties fo:language="es" fo:country="AR" style:text-underline-style="none" officeooo:rsid="001da67e" officeooo:paragraph-rsid="001f29b5"/>
    </style:style>
    <style:style style:name="P14" style:family="paragraph" style:parent-style-name="Standard">
      <style:text-properties fo:language="es" fo:country="AR" style:text-underline-style="none" officeooo:rsid="001e3509" officeooo:paragraph-rsid="001e3509"/>
    </style:style>
    <style:style style:name="P15" style:family="paragraph" style:parent-style-name="Standard">
      <style:text-properties fo:language="es" fo:country="AR" style:text-underline-style="none" officeooo:rsid="001e3509" officeooo:paragraph-rsid="001f29b5"/>
    </style:style>
    <style:style style:name="P16" style:family="paragraph" style:parent-style-name="Standard">
      <style:text-properties fo:language="es" fo:country="AR" style:text-underline-style="none" officeooo:rsid="001f29b5" officeooo:paragraph-rsid="001f29b5"/>
    </style:style>
    <style:style style:name="P17" style:family="paragraph" style:parent-style-name="Standard">
      <style:text-properties fo:language="es" fo:country="AR" style:text-underline-style="none" officeooo:rsid="001f29b5" officeooo:paragraph-rsid="001fca54"/>
    </style:style>
    <style:style style:name="P18" style:family="paragraph" style:parent-style-name="Standard">
      <style:text-properties fo:language="es" fo:country="AR" style:text-underline-style="none" officeooo:rsid="001f29b5" officeooo:paragraph-rsid="0020861b"/>
    </style:style>
    <style:style style:name="P19" style:family="paragraph" style:parent-style-name="Standard">
      <style:text-properties fo:language="es" fo:country="AR" style:text-underline-style="none" officeooo:rsid="001fca54" officeooo:paragraph-rsid="001fca54"/>
    </style:style>
    <style:style style:name="P20" style:family="paragraph" style:parent-style-name="Standard">
      <style:text-properties fo:language="es" fo:country="AR" style:text-underline-style="none" officeooo:rsid="0020861b" officeooo:paragraph-rsid="0020861b"/>
    </style:style>
    <style:style style:name="P21" style:family="paragraph" style:parent-style-name="Standard">
      <style:text-properties fo:language="es" fo:country="AR" style:text-underline-style="none" officeooo:rsid="0020c2bc" officeooo:paragraph-rsid="0020c2bc"/>
    </style:style>
    <style:style style:name="P22" style:family="paragraph" style:parent-style-name="Standard">
      <style:text-properties fo:language="es" fo:country="AR" fo:font-style="normal" style:text-underline-style="none" officeooo:rsid="001e3509" officeooo:paragraph-rsid="001e3509" style:font-style-asian="normal" style:font-style-complex="normal"/>
    </style:style>
    <style:style style:name="P23" style:family="paragraph" style:parent-style-name="Standard">
      <style:text-properties fo:language="es" fo:country="AR" officeooo:rsid="0020861b" officeooo:paragraph-rsid="0020861b"/>
    </style:style>
    <style:style style:name="T1" style:family="text">
      <style:text-properties officeooo:rsid="001825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253e"/>
    </style:style>
    <style:style style:name="T4" style:family="text">
      <style:text-properties style:text-underline-style="solid" style:text-underline-width="auto" style:text-underline-color="font-color" officeooo:rsid="0019547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8253e"/>
    </style:style>
    <style:style style:name="T7" style:family="text">
      <style:text-properties fo:language="en" fo:country="US" style:text-underline-style="solid" style:text-underline-width="auto" style:text-underline-color="font-color" officeooo:rsid="0018253e"/>
    </style:style>
    <style:style style:name="T8" style:family="text">
      <style:text-properties fo:language="en" fo:country="US" style:text-underline-style="none" officeooo:rsid="0018253e"/>
    </style:style>
    <style:style style:name="T9" style:family="text">
      <style:text-properties fo:language="en" fo:country="US" officeooo:rsid="0019ed02"/>
    </style:style>
    <style:style style:name="T10" style:family="text">
      <style:text-properties fo:language="en" fo:country="US" officeooo:rsid="001e3509"/>
    </style:style>
    <style:style style:name="T11" style:family="text">
      <style:text-properties fo:language="es" fo:country="AR"/>
    </style:style>
    <style:style style:name="T12" style:family="text">
      <style:text-properties fo:language="es" fo:country="AR" style:text-underline-style="solid" style:text-underline-width="auto" style:text-underline-color="font-color"/>
    </style:style>
    <style:style style:name="T13" style:family="text">
      <style:text-properties fo:language="es" fo:country="AR" style:text-underline-style="non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95478"/>
    </style:style>
    <style:style style:name="T16" style:family="text">
      <style:text-properties style:text-underline-style="none" officeooo:rsid="001bb5e7"/>
    </style:style>
    <style:style style:name="T17" style:family="text">
      <style:text-properties style:text-underline-style="none" officeooo:rsid="001e3509"/>
    </style:style>
    <style:style style:name="T18" style:family="text">
      <style:text-properties officeooo:rsid="00195478"/>
    </style:style>
    <style:style style:name="T19" style:family="text">
      <style:text-properties officeooo:rsid="0019ed02"/>
    </style:style>
    <style:style style:name="T20" style:family="text">
      <style:text-properties officeooo:rsid="001bb5e7"/>
    </style:style>
    <style:style style:name="T21" style:family="text">
      <style:text-properties officeooo:rsid="001da67e"/>
    </style:style>
    <style:style style:name="T22" style:family="text">
      <style:text-properties officeooo:rsid="001e3509"/>
    </style:style>
    <style:style style:name="T23" style:family="text">
      <style:text-properties officeooo:rsid="001f29b5"/>
    </style:style>
    <style:style style:name="T24" style:family="text">
      <style:text-properties officeooo:rsid="001fca54"/>
    </style:style>
    <style:style style:name="T25" style:family="text">
      <style:text-properties officeooo:rsid="00208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2">nombre,</text:span><text:span text:style-name="T14">cantHabitantes</text:span>):</text:p>
      <text:p text:style-name="P1">PK=<text:span text:style-name="T5">{nombre}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Legislador(</text:span><text:span text:style-name="T12">DNI, </text:span><text:span text:style-name="T13">nombre,edad</text:span><text:span text:style-name="T5">):<text:line-break/></text:span><text:span text:style-name="T11">PK=</text:span><text:span text:style-name="T5">{DNI}</text:span></text:p>
      <text:p text:style-name="P1"><text:span text:style-name="T5"/></text:p>
      <text:p text:style-name="P2">Senador(DNI):</text:p>
      <text:p text:style-name="P2">PK=FK=CK=<text:span text:style-name="T5">{DNI}</text:span></text:p>
      <text:p text:style-name="P2"><text:line-break/>Diputado(DNI):</text:p>
      <text:p text:style-name="P2">PK=FK=CK=<text:span text:style-name="T5">{DNI}</text:span></text:p>
      <text:p text:style-name="P1"><text:span text:style-name="T5"/></text:p>
      <text:p text:style-name="P1"><text:span text:style-name="T5"/></text:p>
      <text:p text:style-name="P2">BienEconomico(<text:span text:style-name="T2">Codigo,</text:span><text:span text:style-name="T14">valor</text:span>);</text:p>
      <text:p text:style-name="P2">PK=<text:span text:style-name="T5">{</text:span>Codigo<text:span text:style-name="T5">}</text:span></text:p>
      <text:p text:style-name="P2"><text:span text:style-name="T5"/></text:p>
      <text:p text:style-name="P2">Sociedad(Codigo):</text:p>
      <text:p text:style-name="P2">PK=FK=CK=<text:span text:style-name="T5">{</text:span>Codigo<text:span text:style-name="T5">}</text:span></text:p>
      <text:p text:style-name="P2"/>
      <text:p text:style-name="P2">Inmueble(Codigo):</text:p>
      <text:p text:style-name="P2">PK=FK=CK=<text:span text:style-name="T5">{</text:span>Codigo<text:span text:style-name="T5">}</text:span></text:p>
      <text:p text:style-name="P2"><text:span text:style-name="T5"/></text:p>
      <text:p text:style-name="P2">Accion(Codigo,cantidad):</text:p>
      <text:p text:style-name="P2">PK=FK=CK=<text:span text:style-name="T5">{</text:span>Codigo<text:span text:style-name="T5">}</text:span></text:p>
      <text:p text:style-name="P2"><text:span text:style-name="T5"/></text:p>
      <text:p text:style-name="P4">DUDA: 1:N relacion con atributos, merece tener tabla propia?</text:p>
      <text:p text:style-name="P4">Posee(<text:span text:style-name="T2">fechaObtencion</text:span>,):<text:line-break/>PK=<text:span text:style-name="T6">{</text:span>( Codigo,DNI )<text:span text:style-name="T6">}</text:span></text:p>
      <text:p text:style-name="P4">CK=</text:p>
      <text:p text:style-name="P4"/>
      <text:p text:style-name="P4"/>
      <text:p text:style-name="P4">BloquePolitico(<text:span text:style-name="T2">IDBloque,</text:span><text:span text:style-name="T14">nombre </text:span>):</text:p>
      <text:p text:style-name="P4">PK=<text:span text:style-name="T6">{</text:span><text:span text:style-name="T2">IDBloque</text:span><text:span text:style-name="T6">}</text:span></text:p>
      <text:p text:style-name="P4"><text:span text:style-name="T6"/></text:p>
      <text:p text:style-name="P4">PartidoPolitico(<text:span text:style-name="T2">IdPartido,</text:span><text:span text:style-name="T14"> nombre</text:span>)</text:p>
      <text:p text:style-name="P4"><text:span text:style-name="T6">PK={</text:span><text:span text:style-name="T7">I</text:span><text:span text:style-name="T2">dPartido</text:span><text:span text:style-name="T6">}</text:span></text:p>
      <text:p text:style-name="P4"><text:span text:style-name="T6"/></text:p>
      <text:p text:style-name="P4"/>
      <text:p text:style-name="P4">Periodo(<text:span text:style-name="T2">fechaInicio,fechaFin</text:span>)</text:p>
      <text:p text:style-name="P4">PK=<text:span text:style-name="T6">{</text:span><text:span text:style-name="T2">fechaInicio,fechaFin</text:span><text:span text:style-name="T6">}</text:span></text:p>
      <text:p text:style-name="P4"><text:span text:style-name="T6"/></text:p>
      <text:p text:style-name="P4">Tiene(DNI,<text:span text:style-name="T2">fechaInicio,fechaFin</text:span>):</text:p>
      <text:p text:style-name="P3">PK=<text:span text:style-name="T18">CK=</text:span><text:span text:style-name="T5">{</text:span><text:span text:style-name="T18">(</text:span><text:span text:style-name="T15">DNI,fechaInicio,fechaFin</text:span><text:span text:style-name="T4">)</text:span><text:span text:style-name="T5">}</text:span></text:p>
      <text:p text:style-name="P3">FK=<text:span text:style-name="T5">{</text:span><text:span text:style-name="T15">fechaInicio,fechaFin</text:span><text:span text:style-name="T5">}</text:span></text:p>
      <text:p text:style-name="P3"><text:span text:style-name="T5"/></text:p>
      <text:p text:style-name="P4"/>
      <text:p text:style-name="P4"/>
      <text:p text:style-name="P4"/>
      <text:p text:style-name="P4"><text:soft-page-break/>Sesion(<text:span text:style-name="T2">fechaInicioSesion,fechaFinSesion</text:span>)</text:p>
      <text:p text:style-name="P4">PK=<text:span text:style-name="T6">{</text:span><text:span text:style-name="T14">fechaInicioSesion,fechaFinSesion </text:span><text:span text:style-name="T6">}</text:span></text:p>
      <text:p text:style-name="P4"><text:span text:style-name="T6"/></text:p>
      <text:p text:style-name="P4">Preparatoria(<text:span text:style-name="T2">fechaInicioSesion,fechaFinSesion</text:span>)</text:p>
      <text:p text:style-name="Text_20_body">PK=F<text:span text:style-name="T6">K=</text:span><text:span text:style-name="T19">CK=</text:span><text:span text:style-name="T6">{</text:span><text:span text:style-name="T8">fechaInicioSesion,fechaFinSesion </text:span><text:span text:style-name="T6">}</text:span></text:p>
      <text:p text:style-name="P4"><text:span text:style-name="T6"/></text:p>
      <text:p text:style-name="P5"><text:span text:style-name="T6"/></text:p>
      <text:p text:style-name="P5"><text:span text:style-name="T19">Ordinaria</text:span>(<text:span text:style-name="T2">fechaInicioSesion,fechaFinSesion</text:span>)</text:p>
      <text:p text:style-name="P5"><text:span text:style-name="T6">PK=FK=</text:span><text:span text:style-name="T9">CK</text:span><text:span text:style-name="T20">=</text:span><text:span text:style-name="T6">{</text:span><text:span text:style-name="T8">fechaInicioSesion,fechaFinSesion </text:span><text:span text:style-name="T6">}</text:span></text:p>
      <text:p text:style-name="P4"><text:span text:style-name="T6"/></text:p>
      <text:p text:style-name="P5"><text:span text:style-name="T6"/></text:p>
      <text:p text:style-name="P5"><text:span text:style-name="T19">Extraordinaria</text:span>(<text:span text:style-name="T2">fechaInicioSesion,fechaFinSesion</text:span>)</text:p>
      <text:p text:style-name="P5">PK=F<text:span text:style-name="T6">K=</text:span><text:span text:style-name="T19">CK=</text:span><text:span text:style-name="T6">{</text:span><text:span text:style-name="T8">fechaInicioSesion,fechaFinSesion </text:span><text:span text:style-name="T6">}</text:span></text:p>
      <text:p text:style-name="P5"><text:span text:style-name="T6"/></text:p>
      <text:p text:style-name="P5"><text:span text:style-name="T6"/></text:p>
      <text:p text:style-name="P7">Asiste<text:span text:style-name="T18">(</text:span><text:span text:style-name="T4">fechaInicioSesion,fechaFinSesion</text:span><text:span text:style-name="T18">)</text:span></text:p>
      <text:p text:style-name="P6"><text:span text:style-name="T6">PK=</text:span><text:span text:style-name="T9">CK</text:span><text:span text:style-name="T20">=</text:span><text:span text:style-name="T6">{</text:span><text:span text:style-name="T20">(</text:span><text:span text:style-name="T8">fechaInicioSesion,fechaFinSesion</text:span><text:span text:style-name="T16">)</text:span><text:span text:style-name="T8"> </text:span><text:span text:style-name="T6">}</text:span></text:p>
      <text:p text:style-name="P8">FK=<text:span text:style-name="T6">{</text:span><text:span text:style-name="T8">fechaInicioSesion,fechaFinSesion </text:span><text:span text:style-name="T6">}</text:span></text:p>
      <text:p text:style-name="P8"><text:span text:style-name="T6"/></text:p>
      <text:p text:style-name="P9">Comision(<text:span text:style-name="T2">nombreComision</text:span>):</text:p>
      <text:p text:style-name="P9">PK= <text:span text:style-name="T6">{</text:span><text:span text:style-name="T2">nombreComision</text:span><text:span text:style-name="T7">}</text:span></text:p>
      <text:p text:style-name="P9"><text:span text:style-name="T7"/></text:p>
      <text:p text:style-name="P11">duda:DNI es tmb parte de la relacion?</text:p>
      <text:p text:style-name="P11"><text:span text:style-name="T1">P</text:span>articipaEn(FechaInicioPariticipacion,fechaFinParticipacion<text:span text:style-name="T2">,nombreComision</text:span>,<text:span text:style-name="T2">DNI</text:span>)</text:p>
      <text:p text:style-name="P11">PK=CK=<text:span text:style-name="T6">{</text:span>(FechaInicioPariticipacion,fechaFinParticipacion<text:span text:style-name="T2">,</text:span>nombreComision,DNI)<text:span text:style-name="T7">}</text:span></text:p>
      <text:p text:style-name="P9">FK=<text:span text:style-name="T6">{</text:span><text:span text:style-name="T14">nombreComision,DNI</text:span><text:span text:style-name="T7">}</text:span></text:p>
      <text:p text:style-name="P9"><text:span text:style-name="T7"/></text:p>
      <text:p text:style-name="P22">Preside(fechaInicioPresidencia,fechaFinPresidencia,DNI,nombreComision):</text:p>
      <text:p text:style-name="P12">PK=CK=<text:span text:style-name="T6">{</text:span>(nombreComision,DNI)<text:span text:style-name="T7">}</text:span></text:p>
      <text:p text:style-name="P10">FK=<text:span text:style-name="T6">{</text:span><text:span text:style-name="T14">nombreComision,DNI</text:span><text:span text:style-name="T7">}</text:span></text:p>
      <text:p text:style-name="P10"><text:span text:style-name="T7"/></text:p>
      <text:p text:style-name="P16"><text:span text:style-name="T1">D</text:span>UDA:¿Como se hace la parte del voto con las clasificaciones ortogonales?</text:p>
      <text:p text:style-name="P14"><text:span text:style-name="T1">V</text:span>oto(<text:span text:style-name="T2">IdVoto</text:span>):<text:line-break/><text:span text:style-name="T21">FK=</text:span><text:span text:style-name="T7">{</text:span><text:span text:style-name="T21">nombreComision,DNI</text:span><text:span text:style-name="T7">}</text:span></text:p>
      <text:p text:style-name="P14"><text:span text:style-name="T3"/></text:p>
      <text:p text:style-name="P14"/>
      <text:p text:style-name="P14">Positivo(<text:span text:style-name="T2">IdVoto</text:span>):</text:p>
      <text:p text:style-name="P10">FK=<text:span text:style-name="T22">CK=</text:span><text:span text:style-name="T6">{</text:span><text:span text:style-name="T17">IdVoto</text:span><text:span text:style-name="T7">}</text:span></text:p>
      <text:p text:style-name="P10"><text:span text:style-name="T7"/></text:p>
      <text:p text:style-name="P14">Negativo(<text:span text:style-name="T2">IdVoto</text:span>):</text:p>
      <text:p text:style-name="P10">FK=<text:span text:style-name="T22">CK=</text:span><text:span text:style-name="T6">{</text:span><text:span text:style-name="T17">IdVoto</text:span><text:span text:style-name="T7">}</text:span></text:p>
      <text:p text:style-name="P10"><text:span text:style-name="T7"/></text:p>
      <text:p text:style-name="P14">Abstencion(<text:span text:style-name="T2">IdVoto</text:span>):</text:p>
      <text:p text:style-name="P12"><text:span text:style-name="T6">FK=</text:span><text:span text:style-name="T10">CK=</text:span><text:span text:style-name="T6">{</text:span><text:span text:style-name="T10">IdVoto</text:span><text:span text:style-name="T6">}</text:span></text:p>
      <text:p text:style-name="P4"/>
      <text:p text:style-name="P15"><text:span text:style-name="T23">Electronico</text:span>(<text:span text:style-name="T2">IdVoto</text:span>):</text:p>
      <text:p text:style-name="P13"><text:span text:style-name="T6">FK=</text:span><text:span text:style-name="T10">CK=</text:span><text:span text:style-name="T6">{</text:span><text:span text:style-name="T10">IdVoto</text:span><text:span text:style-name="T6">}</text:span></text:p>
      <text:p text:style-name="P13"><text:span text:style-name="T6"/></text:p>
      <text:p text:style-name="P15"><text:span text:style-name="T23">Nominal</text:span>(<text:span text:style-name="T2">IdVoto</text:span>):</text:p>
      <text:p text:style-name="P13"><text:span text:style-name="T6">FK=</text:span><text:span text:style-name="T10">CK=</text:span><text:span text:style-name="T6">{</text:span><text:span text:style-name="T10">IdVoto</text:span><text:span text:style-name="T6">}</text:span></text:p>
      <text:p text:style-name="P13"><text:span text:style-name="T6"/></text:p>
      <text:p text:style-name="P13"><text:span text:style-name="T6"/></text:p>
      <text:p text:style-name="P13"><text:soft-page-break/><text:span text:style-name="T6"/></text:p>
      <text:p text:style-name="P16">ProyectoDeLey(<text:span text:style-name="T2">titulo</text:span>,fecha):<text:line-break/>PK=CK=<text:span text:style-name="T6">{</text:span>titulo<text:span text:style-name="T6">}</text:span></text:p>
      <text:p text:style-name="P13"><text:span text:style-name="T6"/></text:p>
      <text:p text:style-name="P19">Votan(<text:span text:style-name="T2">IdVoto,DNI,Titulo</text:span>)</text:p>
      <text:p text:style-name="P17">PK=CK=<text:span text:style-name="T6">{</text:span><text:span text:style-name="T24">(IdVoto,DNI,Titulo)</text:span><text:span text:style-name="T6">}</text:span></text:p>
      <text:p text:style-name="P19">FK=<text:span text:style-name="T6">{</text:span>IdVoto,DNI,Titulo<text:span text:style-name="T6">}</text:span></text:p>
      <text:p text:style-name="P19"><text:span text:style-name="T6"/></text:p>
      <text:p text:style-name="P20">LEY(<text:span text:style-name="T2">Numeracion,</text:span>fechaSancionada<text:span text:style-name="T2">,Titulo</text:span>):<text:line-break/><text:span text:style-name="T23">PK=</text:span><text:span text:style-name="T6">{</text:span><text:span text:style-name="T2">Numeracion,Titulo</text:span><text:span text:style-name="T6">}</text:span></text:p>
      <text:p text:style-name="P20">CK=<text:span text:style-name="T6">{</text:span>fechaSancionada<text:span text:style-name="T6">} </text:span>solo si no pueden sancionarse dos leyes en un dia</text:p>
      <text:p text:style-name="P13"><text:span text:style-name="T6"/></text:p>
      <text:p text:style-name="P23">VicePresidenteNacional(<text:span text:style-name="T2">nombre</text:span>)</text:p>
      <text:p text:style-name="P18">PK=CK=<text:span text:style-name="T6">{</text:span><text:span text:style-name="T25">nombre</text:span><text:span text:style-name="T6">}</text:span></text:p>
      <text:p text:style-name="P18"><text:span text:style-name="T6"/></text:p>
      <text:p text:style-name="P21">ProgramaGestionCalidad(IDGestionCalidad)</text:p>
      <text:p text:style-name="P21">PK=CK=<text:span text:style-name="T6">{</text:span>IDGestionCalidad<text:span text:style-name="T6">}</text:span></text:p>
      <text:p text:style-name="P21"><text:span text:style-name="T6"/></text:p>
      <text:p text:style-name="P21">Controla(<text:span text:style-name="T2">IDGestionCalidad,titulo,numeracion</text:span>)</text:p>
      <text:p text:style-name="P21">PK=CK=<text:span text:style-name="T6">{</text:span>(IDGestionCalidad,titulo,numeracion)<text:span text:style-name="T6">}</text:span></text:p>
      <text:p text:style-name="P21">FK=<text:span text:style-name="T6">{</text:span>IDGestionCalidad,titulo,numeracion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13T20:26:09.293000000</dc:date>
    <meta:editing-duration>PT2H16M56S</meta:editing-duration>
    <meta:editing-cycles>7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3" meta:word-count="125" meta:character-count="2252" meta:non-whitespace-character-count="2198"/>
  </office:meta>
</office:document-meta>
</file>